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A000004635F7F881B5BF8BCAF.png" manifest:media-type="image/png"/>
  <manifest:file-entry manifest:full-path="Pictures/100000000000001400000014ECC01682871319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c9ba4" draw:fill-color="#ffa6a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a6a6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6.805cm" svg:height="23.769cm" svg:x="8.902cm" svg:y="-10.029cm">
          <draw:image xlink:href="Pictures/100000010000031A000004635F7F881B5BF8BCAF.png" xlink:type="simple" xlink:show="embed" xlink:actuate="onLoad" draw:mime-type="image/png">
            <text:p/>
          </draw:image>
        </draw:frame>
        <draw:frame draw:style-name="gr1" draw:text-style-name="P1" draw:layer="layout" svg:width="0.455cm" svg:height="0.461cm" svg:x="10.295cm" svg:y="3.039cm">
          <draw:image xlink:href="Pictures/100000000000001400000014ECC0168287131992.png" xlink:type="simple" xlink:show="embed" xlink:actuate="onLoad" draw:mime-type="image/png">
            <text:p/>
          </draw:image>
        </draw:frame>
        <draw:custom-shape draw:style-name="gr2" draw:text-style-name="P2" draw:layer="layout" svg:width="0.194cm" svg:height="0.043cm" svg:x="10.556cm" svg:y="3.3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068cm" svg:height="0.067cm" svg:x="10.594cm" svg:y="3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0T15:14:16.643000000</meta:creation-date>
    <dc:date>2023-05-10T15:21:02.278000000</dc:date>
    <meta:editing-duration>PT16S</meta:editing-duration>
    <meta:editing-cycles>1</meta:editing-cycles>
    <meta:document-statistic meta:object-count="4"/>
    <meta:generator>LibreOffice/7.3.2.2$Windows_X86_64 LibreOffice_project/49f2b1bff42cfccbd8f788c8dc32c1c309559be0</meta:generator>
  </office:meta>
</office:document-meta>
</file>